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style style:name="P16" style:family="paragraph" style:parent-style-name="Text_20_body">
      <style:text-properties fo:font-weight="bold" style:font-weight-asian="bold" style:font-weight-complex="bold"/>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text-properties officeooo:paragraph-rsid="0017d5c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3"><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4"><text:a xlink:type="simple" xlink:href="#research-questions-jan-2025" text:style-name="Internet_20_link" text:visited-style-name="Visited_20_Internet_20_Link"><text:span text:style-name="Definition">Research Questions Jan 2025</text:span></text:a></text:p>
            </text:list-item>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new-notes-on-structure-of-the-chapter" text:style-name="Internet_20_link" text:visited-style-name="Visited_20_Internet_20_Link"><text:span text:style-name="Definition">New Notes on structure of the chapter</text:span></text:a></text:p>
                </text:list-item>
                <text:list-item>
                  <text:p text:style-name="P5"><text:a xlink:type="simple" xlink:href="#old-notes-on-structure-of-the-chapter" text:style-name="Internet_20_link" text:visited-style-name="Visited_20_Internet_20_Link"><text:span text:style-name="Definition">Old Notes on structure of the chapter</text:span></text:a></text:p>
                </text:list-item>
              </text:list>
            </text:list-item>
            <text:list-item>
              <text:p text:style-name="P4"><text:a xlink:type="simple" xlink:href="#introduction-1" text:style-name="Internet_20_link" text:visited-style-name="Visited_20_Internet_20_Link"><text:span text:style-name="Definition">Introduction</text:span></text:a></text:p>
            </text:list-item>
            <text:list-item>
              <text:p text:style-name="P4"><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4">
                <text:list-item>
                  <text:p text:style-name="P6"><text:a xlink:type="simple" xlink:href="#discussion-of-findings-in-relation-to-chat-conceptions-of-abstraction" text:style-name="Internet_20_link" text:visited-style-name="Visited_20_Internet_20_Link"><text:span text:style-name="Definition">Discussion of findings in relation to CHAT conceptions of abstraction</text:span></text:a></text:p>
                </text:list-item>
                <text:list-item>
                  <text:p text:style-name="P6"><text:a xlink:type="simple" xlink:href="#design-patterns-as-a-intermediate-level-pedagogical-framework-compared-to-computational-thinking" text:style-name="Internet_20_link" text:visited-style-name="Visited_20_Internet_20_Link"><text:span text:style-name="Definition">Design patterns as a intermediate-level, pedagogical framework compared to computational thinking</text:span></text:a></text:p>
                </text:list-item>
              </text:list>
            </text:list-item>
            <text:list-item>
              <text:p text:style-name="P4"><text:a xlink:type="simple" xlink:href="#part-two---affordances-mediation-tads" text:style-name="Internet_20_link" text:visited-style-name="Visited_20_Internet_20_Link"><text:span text:style-name="Definition">Part Two - Affordances, Mediation, TADS,</text:span></text:a></text:p>
              <text:list text:style-name="L5">
                <text:list-item>
                  <text:p text:style-name="P7"><text:a xlink:type="simple" xlink:href="#the-use-of-concepts-of-mediation-and-dual-stimulation-in-this-exploration-of-the-development-of-agency---then-repertoires-also" text:style-name="Internet_20_link" text:visited-style-name="Visited_20_Internet_20_Link"><text:span text:style-name="Definition">The use of concepts of mediation and dual stimulation in this exploration of the development of agency - THEN REPERTOIRES ALSO?</text:span></text:a></text:p>
                </text:list-item>
                <text:list-item>
                  <text:p text:style-name="P7"><text:a xlink:type="simple" xlink:href="#affordances-as-points-on-a-climbing-wall-to-support-understandings-of-instrumental-agency" text:style-name="Internet_20_link" text:visited-style-name="Visited_20_Internet_20_Link"><text:span text:style-name="Definition">Affordances as points on a climbing wall to support understandings of instrumental agency</text:span></text:a></text:p>
                </text:list-item>
                <text:list-item>
                  <text:p text:style-name="P7"><text:a xlink:type="simple" xlink:href="#exploring-transformative-agency-using-the-metaphor-of-kedging-anchors" text:style-name="Internet_20_link" text:visited-style-name="Visited_20_Internet_20_Link"><text:span text:style-name="Definition">Exploring transformative agency using the metaphor of Kedging anchors</text:span></text:a></text:p>
                </text:list-item>
              </text:list>
            </text:list-item>
            <text:list-item>
              <text:p text:style-name="P4"><text:a xlink:type="simple" xlink:href="#part-three---emergent-activities-in-emergent-cultural-context---tas-3rd-spaces-col-fok-idiocultures-etc." text:style-name="Internet_20_link" text:visited-style-name="Visited_20_Internet_20_Link"><text:span text:style-name="Definition">Part three - Emergent activities in emergent cultural context - TAS, 3rd Spaces, Col, Fok, idiocultures etc.</text:span></text:a></text:p>
              <text:list text:style-name="L6">
                <text:list-item>
                  <text:p text:style-name="P8"><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 text:style-name="L7">
                    <text:list-item>
                      <text:p text:style-name="P9"><text:a xlink:type="simple" xlink:href="#playtesting-player-types-and-side-missions" text:style-name="Internet_20_link" text:visited-style-name="Visited_20_Internet_20_Link"><text:span text:style-name="Definition">Playtesting, player types and side missions</text:span></text:a></text:p>
                    </text:list-item>
                  </text:list>
                </text:list-item>
                <text:list-item>
                  <text:p text:style-name="P8"><text:a xlink:type="simple" xlink:href="#harbours-playgrounds-and-walled-gardens-as-a-way-to-explore-conceptions-of-relational-agency---integrate-my-findings" text:style-name="Internet_20_link" text:visited-style-name="Visited_20_Internet_20_Link"><text:span text:style-name="Definition">Harbours, playgrounds and walled gardens as a way to explore conceptions of (relational) agency - INTEGRATE MY FINDINGS</text:span></text:a></text:p>
                  <text:list text:style-name="L8">
                    <text:list-item>
                      <text:p text:style-name="P10"><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0"><text:a xlink:type="simple" xlink:href="#proposal-on-shifting-forms-of-agency." text:style-name="Internet_20_link" text:visited-style-name="Visited_20_Internet_20_Link"><text:span text:style-name="Definition">Proposal on shifting forms of agency.</text:span></text:a></text:p>
                    </text:list-item>
                  </text:list>
                </text:list-item>
              </text:list>
            </text:list-item>
            <text:list-item>
              <text:p text:style-name="P4"><text:a xlink:type="simple" xlink:href="#part-four-synthesis-in-relation-to-issues-of-inclusive-pedagogy-udl-umc-moe-pbl." text:style-name="Internet_20_link" text:visited-style-name="Visited_20_Internet_20_Link"><text:span text:style-name="Definition">Part Four : Synthesis in relation to Issues of inclusive pedagogy UDL, UMC, MOE, PBL.</text:span></text:a></text:p>
              <text:list text:style-name="L9">
                <text:list-item>
                  <text:p text:style-name="P11"><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item>
                <text:list-item>
                  <text:p text:style-name="P11"><text:a xlink:type="simple" xlink:href="#the-interaction-of-flexible-deign-practices-the-collection-of-game-design-patterns-stepwise-scaffolding-of-learning-environments-and-new-understandings-of-agency." text:style-name="Internet_20_link" text:visited-style-name="Visited_20_Internet_20_Link"><text:span text:style-name="Definition">The interaction of flexible deign practices, the collection of Game Design Patterns, stepwise scaffolding of learning environments and new understandings of agency.</text:span></text:a></text:p>
                </text:list-item>
              </text:list>
            </text:list-item>
            <text:list-item>
              <text:p text:style-name="P4"><text:a xlink:type="simple" xlink:href="#conclusion" text:style-name="Internet_20_link" text:visited-style-name="Visited_20_Internet_20_Link"><text:span text:style-name="Definition">Conclusion</text:span></text:a></text:p>
            </text:list-item>
            <text:list-item>
              <text:p text:style-name="P4"><text:a xlink:type="simple" xlink:href="#to-move-or-drop-from-chapter" text:style-name="Internet_20_link" text:visited-style-name="Visited_20_Internet_20_Link"><text:span text:style-name="Definition">TO MOVE OR DROP FROM CHAPTER</text:span></text:a></text:p>
              <text:list text:style-name="L10">
                <text:list-item>
                  <text:p text:style-name="P12"><text:a xlink:type="simple" xlink:href="#on-planned-and-emergent-activity" text:style-name="Internet_20_link" text:visited-style-name="Visited_20_Internet_20_Link"><text:soft-page-break/><text:span text:style-name="Definition">On planned and emergent activity)</text:span></text:a></text:p>
                </text:list-item>
              </text:list>
            </text:list-item>
            <text:list-item>
              <text:p text:style-name="P4"><text:a xlink:type="simple" xlink:href="#notes---moved-to-the-end-for-review" text:style-name="Internet_20_link" text:visited-style-name="Visited_20_Internet_20_Link"><text:span text:style-name="Definition">Notes - MOVED TO THE END FOR REVIEW</text:span></text:a></text:p>
              <text:list text:style-name="L11">
                <text:list-item>
                  <text:p text:style-name="P13"><text:a xlink:type="simple" xlink:href="#on-fluency" text:style-name="Internet_20_link" text:visited-style-name="Visited_20_Internet_20_Link"><text:span text:style-name="Definition">On Fluency</text:span></text:a></text:p>
                </text:list-item>
                <text:list-item>
                  <text:p text:style-name="P13"><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4"><text:a xlink:type="simple" xlink:href="#removed-in-jan---find-home" text:style-name="Internet_20_link" text:visited-style-name="Visited_20_Internet_20_Link"><text:span text:style-name="Definition">Removed in Jan - find home</text:span></text:a></text:p>
              <text:list text:style-name="L12">
                <text:list-item>
                  <text:p text:style-name="P14"><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4"><text:a xlink:type="simple" xlink:href="#moe" text:style-name="Internet_20_link" text:visited-style-name="Visited_20_Internet_20_Link"><text:span text:style-name="Definition">MoE</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3">
        <text:list-item>
          <text:p text:style-name="P15">Rising to concrete ; Conceptions of abstract and concrete present in computing and digital making research: ultimately, proposing design patterns as a intermediate-level, pedagogical framework compared to computational thinking.</text:p>
        </text:list-item>
        <text:list-item>
          <text:p text:style-name="P15">Socio cultural understandings of mediation and agency via TADS theory, particularly in relation to the abstract and concrete.</text:p>
        </text:list-item>
        <text:list-item>
          <text:p text:style-name="P15">TAS, 3rd Spaces, Col, Fok, idiocultures etc.</text:p>
        </text:list-item>
        <text:list-item>
          <text:p text:style-name="P15">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16">To drop / change / move</text:p>
      <text:list text:style-name="L14">
        <text:list-item>
          <text:p text:style-name="P17">impact of side missions / maker types: keep some elements, importance of identity given Gutierrez’s focus.</text:p>
        </text:list-item>
      </text:list>
      <text:h text:style-name="Heading_20_3" text:outline-level="3"><text:bookmark-start text:name="old-notes-on-structure-of-the-chapter"/><text:soft-page-break/>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15">
        <text:list-item>
          <text:p text:style-name="P18">playtesting as a social process; play testing and embodied participation in the games of others - community concepts and norming behaviour emerging during playtesting</text:p>
        </text:list-item>
        <text:list-item>
          <text:p text:style-name="P18">the impact / if any of the social missions and player types to help the development of learner identities.</text:p>
        </text:list-item>
        <text:list-item>
          <text:p text:style-name="P18">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introduction-1"/>Introduction<text:bookmark-end text:name="introduction-1"/></text:h>
      <text:p text:style-name="First_20_paragraph">The previous chapters have explored both designed and fortuitous changes to the learning design that become adopted by the community.</text:p>
      <text:list text:style-name="L16">
        <text:list-item>
          <text:p text:style-name="P19">Rising to concrete ; Conceptions of abstract and concrete present in computing and digital making research: ultimately, proposing design patterns as a intermediate-level, pedagogical framework compared to computational thinking.</text:p>
        </text:list-item>
        <text:list-item>
          <text:p text:style-name="P19">Socio cultural understandings of mediation and agency via TADS theory, particularly in relation to the abstract and concrete.</text:p>
        </text:list-item>
        <text:list-item>
          <text:p text:style-name="P19">TAS, 3rd Spaces, Col, Fok, idiocultures etc.</text:p>
        </text:list-item>
        <text:list-item>
          <text:p text:style-name="P19"><text:soft-page-break/>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In this (second) discussion section, I:</text:p>
      <text:list text:style-name="L17">
        <text:list-item>
          <text:p text:style-name="P20">explore the uses of GDPs in relation to varied conceptions of abstraction, chiefly CHAT and CT</text:p>
        </text:list-item>
        <text:list-item>
          <text:p text:style-name="P20">propose that GDPs provide a suitable way to engage with coding practices partly due to their position between abstract computational concepts and concrete implementations of code structures.</text:p>
        </text:list-item>
        <text:list-item>
          <text:p text:style-name="P20">metaphors / frameworks to envisage affordences and particpant agency in CHAT framework. and why this is useful for facilitators and as an accessibel way to share findings.</text:p>
        </text:list-item>
        <text:list-item>
          <text:p text:style-name="P20">explore potential implications for facilitators and researchers on use of GDP collection as an intermediate pedagogical construct.</text:p>
        </text:list-item>
        <text:list-item>
          <text:p text:style-name="P20">add in a lens of UDL as a helpful framework to design for varied experience, opening in up diverse affordences.</text:p>
        </text:list-item>
      </text:list>
      <text:p text:style-name="P2">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is section ends with an proposal of GDPs as a mid-level construct, demonstrating their utility <text:soft-page-break/>for both educational designers and researchers.</text:p>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kGuH3CH50w"/>(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kGuH3CH50w"/>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p3qy1A1IGB"/>(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p3qy1A1IGB"/>.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text:soft-page-break/>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citationID&quot;:&quot;zhunukx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LW6XbU2203"/>(Papert and Turkle, 1990)<text:reference-mark-end text:name="ZOTERO_ITEM CSL_CITATION {&quot;citationID&quot;:&quot;zhunukxh&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LW6XbU2203"/>. However, if we return to Papert and Turkle’s <text:reference-mark-start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0Mr4F9XruE"/>(1990)<text:reference-mark-end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0Mr4F9XruE"/>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text:p>
      <text:p text:style-name="Text_20_body">PERHAPS BRING UP UP TO DATE ISSUE OF TRANSFER. - BUT PERHAPS LEAVE FOR CONCLUSION. NOTE ALSO THE BALANCE BETWEEN CT CONCRETE SKILLS AND TRANSFER IN <text:reference-mark-start text:name="ZOTERO_ITEM CSL_CITATION {&quot;citationID&quot;:&quot;yyshtqjr&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yt5MatD4xj"/>(Kynigos and Grizioti, 2020)<text:reference-mark-end text:name="ZOTERO_ITEM CSL_CITATION {&quot;citationID&quot;:&quot;yyshtqjr&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yt5MatD4xj"/></text:p>
      <text:p text:style-name="Text_20_body"><text:soft-page-break/>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citationID&quot;:&quot;prwlykv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ox81qN2pG"/>(2019)<text:reference-mark-end text:name="ZOTERO_ITEM CSL_CITATION {&quot;citationID&quot;:&quot;prwlykv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ox81qN2pG"/> which drew inspiration from the value of design patterns as a form of “intermediate-level concept” as advocated by fellow researchers as a way of sharing results of research <text:reference-mark-start text:name="ZOTERO_ITEM CSL_CITATION {&quot;citationID&quot;:&quot;huhlfeh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SKjrchg4HF"/>(Barendregt et al., 2018)<text:reference-mark-end text:name="ZOTERO_ITEM CSL_CITATION {&quot;citationID&quot;:&quot;huhlfeho&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SKjrchg4HF"/>.</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3ofLiEaLn"/>(Barron et al., 1998:63)<text:reference-mark-end text:name="ZOTERO_ITEM CSL_CITATION {&quot;citationID&quot;:&quot;jtjhgpg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3ofLiEaLn"/>. Waite and colleagues propose that abstraction should be explicitly taught even to younger pupils <text:reference-mark-start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Y2AvBDqD6s"/>(Waite et al., 2016)<text:reference-mark-end text:name="ZOTERO_ITEM CSL_CITATION {&quot;citationID&quot;:&quot;gutrzqtc&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Y2AvBDqD6s"/>. Waite and colleagues <text:reference-mark-start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F5qjGipb9"/>(Waite et al., 2018)<text:reference-mark-end text:name="ZOTERO_ITEM CSL_CITATION {&quot;citationID&quot;:&quot;ezfxdzbw&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F5qjGipb9"/>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2">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oplrcnth&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1yCHLWOr0G"/>(Barendregt et al., 2018)<text:reference-mark-end text:name="ZOTERO_ITEM CSL_CITATION {&quot;citationID&quot;:&quot;oplrcnth&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1yCHLWOr0G"/>, in their identification of design patterns as intermediate level construct, identifying a suitable the level of abstraction is recommended to best support the goals of learners FIND REASON. Waite and colleagues <text:reference-mark-start text:name="ZOTERO_ITEM CSL_CITATION {&quot;citationID&quot;:&quot;vztxzrme&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3yDxzVdz1Y"/>(Waite <text:soft-page-break/>et al., 2018)<text:reference-mark-end text:name="ZOTERO_ITEM CSL_CITATION {&quot;citationID&quot;:&quot;vztxzrme&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3yDxzVdz1Y"/>,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citationID&quot;:&quot;gbqfqnzh&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96MnVeYTCI"/>(Muller et al., 2004; Waite and Sentance, 2021)<text:reference-mark-end text:name="ZOTERO_ITEM CSL_CITATION {&quot;citationID&quot;:&quot;gbqfqnzh&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96MnVeYTCI"/>.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2" text:outline-level="2"><text:bookmark-start text:name="part-two---affordances-mediation-tads"/>Part Two - Affordances, Mediation, TADS,<text:bookmark-end text:name="part-two---affordances-mediation-tads"/></text:h>
      <text:p text:style-name="First_20_paragraph">Metaphors are another vehicle to explore concepts, and different means of representation are a valid from of inclusive communication. To explore this thought, I will engage in some metaphorical analysis, some following many other researchers, and introducing some of my own.</text:p>
      <text:p text:style-name="Text_20_body">The metaphors below help an exploration of the development of cultural and social practice in this community.</text:p>
      <text:h text:style-name="Heading_20_3" text:outline-level="3"><text:bookmark-start text:name="the-use-of-concepts-of-mediation-and-dual-stimulation-in-this-exploration-of-the-development-of-agency---then-repertoires-also"/>The use of concepts of mediation and dual stimulation in this exploration of the development of agency - THEN REPERTOIRES ALSO?<text:bookmark-end text:name="the-use-of-concepts-of-mediation-and-dual-stimulation-in-this-exploration-of-the-development-of-agency---then-repertoires-also"/></text:h>
      <text:p text:style-name="First_20_paragraph">As previously explored, varied conceptions of agency exist including: instrumental, authorial and transformative agency <text:reference-mark-start text:name="ZOTERO_ITEM CSL_CITATION {&quot;citationID&quot;:&quot;aipvgrmm&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wF8moeyab"/>(Matusov et al., 2016)<text:reference-mark-end text:name="ZOTERO_ITEM CSL_CITATION {&quot;citationID&quot;:&quot;aipvgrmm&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wF8moeyab"/>. (See methodology chapter).</text:p>
      <text:p text:style-name="Text_20_body">This section explores these conceptions using the core AT concepts of mediation and dual stimulation explored in Chapter 3 to illuminate pedagogical development related to the interaction of designed and emergent tools and processes, shedding light on dimensions of participant agency.</text:p>
      <text:p text:style-name="Text_20_body">To summarise similarities and distinctions between mediation and double stimulation <text:reference-mark-start text:name="ZOTERO_ITEM CSL_CITATION {&quot;citationID&quot;:&quot;epqsitfx&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voSKkFecti"/>(Isaac et al., 2022)<text:reference-mark-end text:name="ZOTERO_ITEM CSL_CITATION {&quot;citationID&quot;:&quot;epqsitfx&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voSKkFecti"/>, it is beyond an instrumental approach to provoke change in the enviroment.</text:p>
      <text:p text:style-name="Text_20_body">Hopwood <text:reference-mark-start text:name="ZOTERO_ITEM CSL_CITATION {&quot;citationID&quot;:&quot;joprhuhi&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nzItdOsIe"/>(Hopwood, 2022)<text:reference-mark-end text:name="ZOTERO_ITEM CSL_CITATION {&quot;citationID&quot;:&quot;joprhuhi&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nzItdOsIe"/> explores varied interpretations between mediation and double stimulation, exposing varied interpretations of mediation and ds’s special interpretation by Sannino, and the difficulties of then comparing the models of agency.</text:p>
      <text:p text:style-name="P23">In research which addresses transformative agency, Gutiérrez et al. <text:reference-mark-start text:name="ZOTERO_ITEM CSL_CITATION {&quot;citationID&quot;:&quot;sdrjuyxw&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U5hJ0avBRB"/><text:span text:style-name="T7">(Gutiérrez et al., 2019)</text:span><text:reference-mark-end text:name="ZOTERO_ITEM CSL_CITATION {&quot;citationID&quot;:&quot;sdrjuyxw&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U5hJ0avBRB"/> incorporate broader cultural factors including issues of participant identity and movement of practices between learning settings, in ways which are not generally explored in Change Labs approaches.</text:p>
      <text:p text:style-name="Text_20_body">SHIFT SOME OF THE BELOW TO THE THEORETICAL FRAMEWORK CHAPTER.</text:p>
      <text:p text:style-name="Text_20_body">RECAP KEY ELEMENTS FROM CHAPTER 3. LIke:</text:p>
      <text:list text:style-name="L18">
        <text:list-item>
          <text:p text:style-name="P21"><text:soft-page-break/>THE DIFFERENCE BETWEEN TOOLS AS MEDIATING TOOLS AND DOUBLE STIMULATION.</text:p>
        </text:list-item>
        <text:list-item>
          <text:p text:style-name="P21">primary and secondary tools / stimulation</text:p>
        </text:list-item>
      </text:list>
      <text:p text:style-name="First_20_paragraph">For this study, one issue of Sannino and Engestroms general approach is that there are many possible stimuli in a modern environment (find source ), and while yes, participant may adapt them for their own use, the focus on just one is potentially limiting. JUST A THOUGHT.</text:p>
      <text:h text:style-name="Heading_20_3" text:outline-level="3"><text:bookmark-start text:name="affordances-as-points-on-a-climbing-wall-to-support-understandings-of-instrumental-agency"/>Affordances as points on a climbing wall to support understandings of instrumental agency<text:bookmark-end text:name="affordances-as-points-on-a-climbing-wall-to-support-understandings-of-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hwmmwmhe&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7WBtDvJhRr"/>(Matusov et al., 2016:433)<text:reference-mark-end text:name="ZOTERO_ITEM CSL_CITATION {&quot;citationID&quot;:&quot;hwmmwmhe&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7WBtDvJhRr"/>.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As outlined in chapter 3, Sannino explains TADS using a metaphor of a using a kedging anchors.</text:p>
      <text:p text:style-name="Text_20_body"><text:soft-page-break/>The following section integrates affordance theory into a metaphor to encompass concerns of a more structured learning design.</text:p>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ddjiyxqv&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3gAi5JD9JU"/>(Hopwood, 2022)<text:reference-mark-end text:name="ZOTERO_ITEM CSL_CITATION {&quot;citationID&quot;:&quot;ddjiyxqv&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3gAi5JD9JU"/>. An effective learning environment provides a sea bed with many rocks (affordances) for warping anchors (volitional acts of participant agency to transform learning) <text:reference-mark-start text:name="ZOTERO_ITEM CSL_CITATION {&quot;citationID&quot;:&quot;qjhiclyp&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WTc6GZRCVB"/>(Aagaard et al., 2022)<text:reference-mark-end text:name="ZOTERO_ITEM CSL_CITATION {&quot;citationID&quot;:&quot;qjhiclyp&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WTc6GZRCVB"/>.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h text:style-name="Heading_20_2" text:outline-level="2"><text:bookmark-start text:name="part-three---emergent-activities-in-emergent-cultural-context---tas-3rd-spaces-col-fok-idiocultures-etc."/>Part three - Emergent activities in emergent cultural context - TAS, 3rd Spaces, Col, Fok, idiocultures etc.<text:bookmark-end text:name="part-three---emergent-activities-in-emergent-cultural-context---tas-3rd-spaces-col-fok-idiocultures-etc."/></text:h>
      <text:p text:style-name="First_20_paragraph">It is of value to contrast TADS and the kedging metaphor with that of Gutiérrez in the assembling of new repertoires using the findings of the previous chapter.</text:p>
      <text:p text:style-name="Text_20_body">In this case metaphors concerning learning spaces and movement between spaces are often found in existing research.</text:p>
      <text:p text:style-name="Text_20_body">I propose that the evolving idioculture, playtesting in particular, has been crucial to the development of this design. The learning design sprang from emergent activities. As such, the nature and process of this community evolution merits exploration.</text:p>
      <text:h text:style-name="Heading_20_3" text:outline-level="3"><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lvkgisqz&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N8Q8zxA8Hd"/>(Fullerton, 2018)<text:reference-mark-end text:name="ZOTERO_ITEM CSL_CITATION {&quot;citationID&quot;:&quot;lvkgisqz&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N8Q8zxA8Hd"/>. In this section, I review data to describe some of the emerging playtesting behaviours of participants in relation to the introduced learning design.</text:p>
      <text:h text:style-name="Heading_20_4" text:outline-level="4"><text:bookmark-start text:name="playtesting-player-types-and-side-missions"/>Playtesting, player types and side missions<text:bookmark-end text:name="playtesting-player-types-and-side-missions"/></text:h>
      <text:p text:style-name="First_20_paragraph">One GDPs are identifies as a useful tactic of navigation and as a bridging strategy to wider repertoires, then this can inform process of supporting the develoment participants to assemble their own repertoires of practice in this new sestting.</text:p>
      <text:p text:style-name="Text_20_body">In this design, as outlined in Chapter 5 and Appendix.drama I used a drama narrative, with side missions and the concept of player types to do this. This matches research of 5D and in particular <text:soft-page-break/>that of Gutiérrez in conceptions of processes of inclusion.</text:p>
      <text:p text:style-name="Text_20_body"/>
      <text:p text:style-name="P16">Playful playtesting</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3" text:outline-level="3"><text:bookmark-start text:name="harbours-playgrounds-and-walled-gardens-as-a-way-to-explore-conceptions-of-relational-agency---integrate-my-findings"/>Harbours, playgrounds and walled gardens as a way to explore conceptions of (relational) agency - INTEGRATE MY FINDINGS<text:bookmark-end text:name="harbours-playgrounds-and-walled-gardens-as-a-way-to-explore-conceptions-of-relational-agency---integrate-my-finding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DvhuzgI0hK"/>(Hagge, 2018)<text:reference-mark-end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DvhuzgI0hK"/>. Thus to make one addition to the metaphor this design is like a sea-harbour, tools like Scratch are like a swimming pool.</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ext:soft-page-break/>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p text:style-name="P16">Turning to gardening metaphors</text:p>
      <text:p text:style-name="Text_20_body">We can compare the metaphor of playgrounds and harbours with that of a walled garden.</text:p>
      <text:p text:style-name="Text_20_body">It could be extended to <text:span text:style-name="T2">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MORE FINDINGS? Some approached objectives in a methodical manner, others socially and others embracing a playfully disruptive stance. Some decided to focus extensively on the creation and implementation of graphical assets and level design.</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4" text:outline-level="4"><text:bookmark-start text:name="proposal-on-shifting-forms-of-agency."/>Proposal on shifting forms of agency.<text:bookmark-end text:name="proposal-on-shifting-forms-of-agency."/></text:h>
      <text:p text:style-name="First_20_paragraph">How different forms of agency are developed and transform over iterations of this game making programme</text:p>
      <text:p text:style-name="Text_20_body"><text:soft-page-break/>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p text:style-name="P16">AN EMERGING QUESTION - Is nurturing agency by creating space for emergent practices sustainable for ongoing iterations? How much of the learning design can/should be transferred to other settings.</text:p>
      <text:p text:style-name="Text_20_body">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 HARBOURS.</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h text:style-name="Heading_20_2" text:outline-level="2"><text:bookmark-start text:name="part-four-synthesis-in-relation-to-issues-of-inclusive-pedagogy-udl-umc-moe-pbl."/>Part Four : Synthesis in relation to Issues of inclusive pedagogy UDL, UMC, MOE, PBL.<text:bookmark-end text:name="part-four-synthesis-in-relation-to-issues-of-inclusive-pedagogy-udl-umc-moe-pbl."/></text:h>
      <text:p text:style-name="First_20_paragraph">MOVE? START OF INCLUSIVE DESIGN SUMMARY</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 use-modify-create (UMC) approach. [source] - stepwise - UDL / PBL</text:p>
      <text:p text:style-name="Text_20_body">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discussion-on-agency-concerning-tools-and-resources-authenticity-in-particular"/><text:soft-page-break/>Discussion on agency concerning tools and resources (authenticity in particular)<text:bookmark-end text:name="discussion-on-agency-concerning-tools-and-resources-authenticity-in-particular"/></text:h>
      <text:p text:style-name="First_20_paragraph">MOVE MUCH OF THIS TO THE AFFORDENCES SECTION ABOVE IF SUITABLE - THEN MOVE SOME ELEMENTS OF DUAL STIMULATION TO THAT SECTION ON AFFORDENCES.</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 these tensions in more depth, CAN THIS JUST BE A SUMMARY OF PREVIOUS CHAPTERS QUICKLY EXPRESSED? TABLE? BEFORE MOVING INTO METAPHOR SECTION?</text:p>
      <text:p text:style-name="Text_20_body">In particular the intersection of authenticity in tool use and participant agency. DOES THIS HAPPEN? - IF SO WHERE</text:p>
      <text:p text:style-name="Text_20_body">WHERE IS THIS CLARIFIED? WHY IS IT IMPORTANT?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DOES SOME OF THIS LIVE IN CHAPTER 5 IN THE DESIGN NARRATIVE? OR IN CH.6 IN REFLECTION ON BRICOLAGE?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 CHAPT 5</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 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urldppn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hQnw8xbhf0"/>(Pogue, 2017)<text:reference-mark-end text:name="ZOTERO_ITEM CSL_CITATION {&quot;citationID&quot;:&quot;urldppn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hQnw8xbhf0"/>. CH 5.</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text:soft-page-break/>stimuli.</text:p>
      <text:p text:style-name="Text_20_body">The process aligns with the concept of just-in-time instruction.</text:p>
      <text:p text:style-name="Text_20_body">While the genesis of processes in P1 authorial agency, if repeated this process of careful alignment would represent instrumental agency. DROP?</text:p>
      <text:p text:style-name="Text_20_body">Other affordances of the design would encourage greater authorial (and relational agency), for example those designed to build user’s sense of belonging in the game making community.</text:p>
      <text:p text:style-name="P23">MOVE - NOT ALIGHED TO THIS SECTION - Integrate research on engendering authorial and transformative agency <text:reference-mark-start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8bnq2EJN8"/><text:span text:style-name="T7">(Engeström, 2006; Haapasaari et al., 2016; Sannino et al., 2016)</text:span><text:reference-mark-end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8bnq2EJN8"/>.</text:p>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SHOULD THIS GO FIRST IN SYTHESIS SECTION?</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text:p>
      <text:list text:style-name="L19">
        <text:list-item>
          <text:p text:style-name="P22">GDPs as a germ cell, used in different step wise projects which build one upon the other as a flexible but supporting scaffold.</text:p>
        </text:list-item>
        <text:list-item>
          <text:p text:style-name="P22">It’s a balance between structure and choice</text:p>
        </text:list-item>
        <text:list-item>
          <text:p text:style-name="P22">Menu facilitates a rhizomatic approach / within a structure</text:p>
        </text:list-item>
        <text:list-item>
          <text:p text:style-name="P22">How this can be framed using understandings of agency and metaphors if this is helpful.</text:p>
        </text:list-item>
        <text:list-item>
          <text:p text:style-name="P22">The role of authenticity. (is this too much?)</text:p>
        </text:list-item>
      </text:list>
      <text:p text:style-name="First_20_paragraph">There is choice - and interaction - contribution to the overall object.</text:p>
      <text:h text:style-name="Heading_20_2" text:outline-level="2"><text:bookmark-start text:name="conclusion"/>Conclusion<text:bookmark-end text:name="conclusion"/></text:h>
      <text:p text:style-name="First_20_paragraph">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ext:soft-page-break/>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text:soft-page-break/></text:p>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text:soft-page-break/>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LvUpFWaQX"/>(Rogoff, 2003)<text:reference-mark-end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uLvUpFWaQX"/>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2-19T19:54:52Z</meta:creation-date>
    <dc:date>2025-02-19T19:55:33.795857385</dc:date>
    <meta:editing-duration>PT25S</meta:editing-duration>
    <meta:editing-cycles>1</meta:editing-cycles>
    <meta:document-statistic meta:table-count="0" meta:image-count="0" meta:object-count="0" meta:page-count="18" meta:paragraph-count="239" meta:word-count="6965" meta:character-count="44916" meta:non-whitespace-character-count="38243"/>
    <meta:user-defined meta:name="ZOTERO_PREF_1">&lt;data data-version="3" zotero-version="7.0.11"&gt;&lt;session id="eh2CMF8I"/&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